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59cm"/>
    </style:style>
    <style:style style:name="Table1.B" style:family="table-column">
      <style:table-column-properties style:column-width="7.29cm"/>
    </style:style>
    <style:style style:name="Table1.C" style:family="table-column">
      <style:table-column-properties style:column-width="6.95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List_20_Heading">
      <style:text-properties style:text-underline-style="none" fo:font-weight="bold" officeooo:rsid="00134d59" officeooo:paragraph-rsid="00134d5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22c" officeooo:paragraph-rsid="0011322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322c" officeooo:paragraph-rsid="0011322c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1322c" officeooo:paragraph-rsid="0011322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34d59" officeooo:paragraph-rsid="00134d59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34d59" officeooo:paragraph-rsid="00138b69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38b69" officeooo:paragraph-rsid="00138b69" style:font-weight-asian="bold" style:font-weight-complex="bold"/>
    </style:style>
    <style:style style:name="P8" style:family="paragraph" style:parent-style-name="Standard">
      <style:text-properties officeooo:paragraph-rsid="00134d59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11322c" officeooo:paragraph-rsid="0011322c" style:font-weight-asian="bold" style:font-weight-complex="bold"/>
    </style:style>
    <style:style style:name="P10" style:family="paragraph" style:parent-style-name="Text_20_body">
      <style:text-properties officeooo:paragraph-rsid="0011322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1322c" style:font-weight-asian="normal" style:font-weight-complex="normal"/>
    </style:style>
    <style:style style:name="T3" style:family="text">
      <style:text-properties style:text-underline-style="none" officeooo:rsid="0011322c"/>
    </style:style>
    <style:style style:name="T4" style:family="text">
      <style:text-properties style:text-underline-style="none" fo:font-weight="bold" officeooo:rsid="00134d59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8b69" style:font-weight-asian="normal" style:font-weight-complex="normal"/>
    </style:style>
    <style:style style:name="T9" style:family="text">
      <style:text-properties officeooo:rsid="0014fd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aphores:<text:span text:style-name="T1"> </text:span></text:p>
      <text:p text:style-name="P2"/>
      <text:p text:style-name="P10"><text:span text:style-name="T2">Semaphore is a process synchronization tool. Semaphore is typically an </text:span><text:span text:style-name="Strong_20_Emphasis"><text:span text:style-name="T3">integer variable</text:span></text:span><text:span text:style-name="T2"> </text:span><text:span text:style-name="Strong_20_Emphasis"><text:span text:style-name="T3">S</text:span></text:span><text:span text:style-name="T2"> that is initialized to the number of resources present in the system and the value of semaphore can be </text:span><text:span text:style-name="Strong_20_Emphasis"><text:span text:style-name="T3">modified</text:span></text:span><text:span text:style-name="T2"> only by two functions </text:span><text:span text:style-name="Strong_20_Emphasis"><text:span text:style-name="T3">wait()</text:span></text:span><text:span text:style-name="T2"> and </text:span><text:span text:style-name="Strong_20_Emphasis"><text:span text:style-name="T3">signal()</text:span></text:span><text:span text:style-name="T2"> apart from initialization.</text:span>The wait() and signal() operation modify the value of the semaphore <text:span text:style-name="Strong_20_Emphasis">indivisibly</text:span></text:p>
      <text:p text:style-name="P9">Difference between mutex and semaphore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Parameters</text:span> </text:p>
            </table:table-cell>
            <table:table-cell table:style-name="Table1.A1" office:value-type="string">
              <text:p text:style-name="Table_20_Heading"><text:span text:style-name="Strong_20_Emphasis">Semaphore</text:span> </text:p>
            </table:table-cell>
            <table:table-cell table:style-name="Table1.A1" office:value-type="string">
              <text:p text:style-name="Table_20_Heading"><text:span text:style-name="Strong_20_Emphasis">Mutex</text:span> </text:p>
            </table:table-cell>
          </table:table-row>
        </table:table-header-rows>
        <table:table-row>
          <table:table-cell table:style-name="Table1.A1" office:value-type="string">
            <text:p text:style-name="Table_20_Contents">Mechanism </text:p>
          </table:table-cell>
          <table:table-cell table:style-name="Table1.A1" office:value-type="string">
            <text:p text:style-name="Table_20_Contents">It is a type of signaling mechanism. </text:p>
          </table:table-cell>
          <table:table-cell table:style-name="Table1.A1" office:value-type="string">
            <text:p text:style-name="Table_20_Contents">It is a locking mechanism. </text:p>
          </table:table-cell>
        </table:table-row>
        <table:table-row>
          <table:table-cell table:style-name="Table1.A1" office:value-type="string">
            <text:p text:style-name="Table_20_Contents">Data Type </text:p>
          </table:table-cell>
          <table:table-cell table:style-name="Table1.A1" office:value-type="string">
            <text:p text:style-name="Table_20_Contents">Semaphore is an integer variable. </text:p>
          </table:table-cell>
          <table:table-cell table:style-name="Table1.A1" office:value-type="string">
            <text:p text:style-name="Table_20_Contents">Mutex is just an object. </text:p>
          </table:table-cell>
        </table:table-row>
        <table:table-row>
          <table:table-cell table:style-name="Table1.A1" office:value-type="string">
            <text:p text:style-name="Table_20_Contents">Modification </text:p>
          </table:table-cell>
          <table:table-cell table:style-name="Table1.A1" office:value-type="string">
            <text:p text:style-name="Table_20_Contents">The wait and signal operations can modify a semaphore. </text:p>
          </table:table-cell>
          <table:table-cell table:style-name="Table1.A1" office:value-type="string">
            <text:p text:style-name="Table_20_Contents">It is modified only by the process that may request or release a resource. </text:p>
          </table:table-cell>
        </table:table-row>
        <table:table-row>
          <table:table-cell table:style-name="Table1.A1" office:value-type="string">
            <text:p text:style-name="Table_20_Contents">Resource management </text:p>
          </table:table-cell>
          <table:table-cell table:style-name="Table1.A1" office:value-type="string">
            <text:p text:style-name="Table_20_Contents">If no resource is free, then the process requires a resource that should execute wait operation. It should wait until the count of the semaphore is greater than 0. </text:p>
          </table:table-cell>
          <table:table-cell table:style-name="Table1.A1" office:value-type="string">
            <text:p text:style-name="Table_20_Contents">If it is locked, the process has to wait. The process should be kept in a queue. This needs to be accessed only when the mutex is unlocked. </text:p>
          </table:table-cell>
        </table:table-row>
        <table:table-row>
          <table:table-cell table:style-name="Table1.A1" office:value-type="string">
            <text:p text:style-name="Table_20_Contents">Thread </text:p>
          </table:table-cell>
          <table:table-cell table:style-name="Table1.A1" office:value-type="string">
            <text:p text:style-name="Table_20_Contents">You can have multiple program threads. </text:p>
          </table:table-cell>
          <table:table-cell table:style-name="Table1.A1" office:value-type="string">
            <text:p text:style-name="Table_20_Contents">You can have multiple program threads in mutex but not simultaneously. </text:p>
          </table:table-cell>
        </table:table-row>
        <table:table-row>
          <table:table-cell table:style-name="Table1.A1" office:value-type="string">
            <text:p text:style-name="Table_20_Contents">Ownership </text:p>
          </table:table-cell>
          <table:table-cell table:style-name="Table1.A1" office:value-type="string">
            <text:p text:style-name="Table_20_Contents">Value can be changed by any process releasing or obtaining the resource. </text:p>
          </table:table-cell>
          <table:table-cell table:style-name="Table1.A1" office:value-type="string">
            <text:p text:style-name="Table_20_Contents">Object lock is released only by the process, which has obtained the lock on it. </text:p>
          </table:table-cell>
        </table:table-row>
        <table:table-row>
          <table:table-cell table:style-name="Table1.A1" office:value-type="string">
            <text:p text:style-name="Table_20_Contents">Types </text:p>
          </table:table-cell>
          <table:table-cell table:style-name="Table1.A1" office:value-type="string">
            <text:p text:style-name="Table_20_Contents">Types of Semaphore are counting semaphore and binary semaphore. </text:p>
          </table:table-cell>
          <table:table-cell table:style-name="Table1.A1" office:value-type="string">
            <text:p text:style-name="Table_20_Contents">Mutex has no subtypes. </text:p>
          </table:table-cell>
        </table:table-row>
        <table:table-row>
          <table:table-cell table:style-name="Table1.A1" office:value-type="string">
            <text:p text:style-name="Table_20_Contents">Operation </text:p>
          </table:table-cell>
          <table:table-cell table:style-name="Table1.A1" office:value-type="string">
            <text:p text:style-name="Table_20_Contents">Semaphore value is modified using wait () and signal () operation. </text:p>
          </table:table-cell>
          <table:table-cell table:style-name="Table1.A1" office:value-type="string">
            <text:p text:style-name="Table_20_Contents">Mutex object is locked or unlocked. </text:p>
          </table:table-cell>
        </table:table-row>
        <table:table-row>
          <table:table-cell table:style-name="Table1.A1" office:value-type="string">
            <text:p text:style-name="Table_20_Contents">Resources Occupancy </text:p>
          </table:table-cell>
          <table:table-cell table:style-name="Table1.A1" office:value-type="string">
            <text:p text:style-name="Table_20_Contents">It is occupied if all resources are being used and the process requesting for resource performs wait () operation and blocks itself until semaphore count becomes &gt;1. </text:p>
          </table:table-cell>
          <table:table-cell table:style-name="Table1.A1" office:value-type="string">
            <text:p text:style-name="Table_20_Contents">In case if the object is already locked, the process requesting resources waits and is queued by the system before lock is released. </text:p>
          </table:table-cell>
        </table:table-row>
      </table:table>
      <text:p text:style-name="P10"><text:span text:style-name="Strong_20_Emphasis"/></text:p>
      <text:p text:style-name="P3">For Initiating semaphore: <text:span text:style-name="T6">sem_init</text:span> - initialize an unnamed semaphore</text:p>
      <text:p text:style-name="P3"><text:span text:style-name="T6">Syntax: </text:span>int sem_init(sem_t *sem, int pshared, unsigned int value);</text:p>
      <text:p text:style-name="P3"><text:span text:style-name="T6">Return values</text:span>: sem_init() returns 0 on success; on error, -1 is returned</text:p>
      <text:p text:style-name="P3"><text:s/>If <text:s/>pshared <text:s/>has <text:s/>the <text:s/>value 0, then the semaphore is shared between the threads of a process, If pshared is nonzero, then the semaphore is shared between processes</text:p>
      <text:p text:style-name="P3"/>
      <text:p text:style-name="P4">Types of semaphores: </text:p>
      <text:p text:style-name="P4">1. Binary semaphore(<text:span text:style-name="T7">If sem_init unsigned int value argument should <text:s/>be 1</text:span>)</text:p>
      <text:p text:style-name="P4">2. Counter semaphore(<text:span text:style-name="T7">If sem_init unsigned int value argument 0 to N</text:span>)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xample of Programm: </text:p>
      <text:p text:style-name="P5"><text:span text:style-name="T7">#include&lt;stdio.h&gt;</text:span></text:p>
      <text:p text:style-name="P5"><text:span text:style-name="T7">#include&lt;stdlib.h&gt;</text:span></text:p>
      <text:p text:style-name="P5"><text:span text:style-name="T7">#include&lt;pthread.h&gt;</text:span></text:p>
      <text:p text:style-name="P5"><text:span text:style-name="T7">#include&lt;semaphore.h&gt;</text:span></text:p>
      <text:p text:style-name="P5"><text:span text:style-name="T7">int c=5;</text:span></text:p>
      <text:p text:style-name="P5"><text:span text:style-name="T7">sem_t mutex1,mutex2;</text:span></text:p>
      <text:p text:style-name="P5"><text:span text:style-name="T7">void * fun1(void *);</text:span></text:p>
      <text:p text:style-name="P5"><text:span text:style-name="T7">void * fun2(void *);</text:span></text:p>
      <text:p text:style-name="P5"><text:span text:style-name="T7">int main()</text:span></text:p>
      <text:p text:style-name="P5"><text:span text:style-name="T7">{</text:span></text:p>
      <text:p text:style-name="P5"><text:span text:style-name="T7"><text:s text:c="8"/>sem_init(&amp;mutex1,0,1);</text:span></text:p>
      <text:p text:style-name="P5"><text:span text:style-name="T7"><text:s text:c="8"/>sem_init(&amp;mutex2,0,1);</text:span></text:p>
      <text:p text:style-name="P5"><text:span text:style-name="T7"><text:s text:c="8"/>pthread_t th1,th2,th3,th4;</text:span></text:p>
      <text:p text:style-name="P5"><text:span text:style-name="T7"><text:s text:c="8"/>if(pthread_create(&amp;th1,NULL,fun1,NULL)&lt;0)</text:span></text:p>
      <text:p text:style-name="P5"><text:span text:style-name="T7"><text:s text:c="8"/>{</text:span></text:p>
      <text:p text:style-name="P5"><text:span text:style-name="T7"><text:s text:c="16"/>perror("Thread1 fails...\n");</text:span></text:p>
      <text:p text:style-name="P5"><text:span text:style-name="T7"><text:s text:c="16"/>return -1;</text:span></text:p>
      <text:p text:style-name="P5"><text:span text:style-name="T7"><text:s text:c="8"/>}</text:span></text:p>
      <text:p text:style-name="P5"><text:span text:style-name="T7"><text:s text:c="8"/>if(pthread_create(&amp;th2,NULL,fun2,NULL)&lt;0)</text:span></text:p>
      <text:p text:style-name="P5"><text:span text:style-name="T7"><text:s text:c="8"/>{</text:span></text:p>
      <text:p text:style-name="P5"><text:span text:style-name="T7"><text:s text:c="16"/>perror("Thread2 fails...\n");</text:span></text:p>
      <text:p text:style-name="P5"><text:span text:style-name="T7"><text:s text:c="16"/>return -1;</text:span></text:p>
      <text:p text:style-name="P5"><text:span text:style-name="T7"><text:s text:c="8"/>}</text:span></text:p>
      <text:p text:style-name="P5"><text:span text:style-name="T7">pthread_exit(NULL);</text:span></text:p>
      <text:p text:style-name="P5"><text:span text:style-name="T7">}</text:span></text:p>
      <text:p text:style-name="P5"><text:span text:style-name="T7"></text:span></text:p>
      <text:p text:style-name="P5"><text:span text:style-name="T7">void * fun1(void * args)</text:span></text:p>
      <text:p text:style-name="P6"><text:span text:style-name="T7">{</text:span><text:span text:style-name="T8">sem_init(&amp;m1,0,1);</text:span></text:p>
      <text:p text:style-name="P7"><text:span text:style-name="T7"><text:s text:c="8"/>sem_init(&amp;m2,0,1);</text:span></text:p>
      <text:p text:style-name="P7"><text:span text:style-name="T7"><text:s text:c="8"/>pthread_t th1,th2;</text:span></text:p>
      <text:p text:style-name="P5"><text:span text:style-name="T7"><text:s text:c="8"/>printf("Thread1..\n");</text:span></text:p>
      <text:p text:style-name="P5"><text:span text:style-name="T7"><text:s text:c="8"/>sem_wait(&amp;mutex1);</text:span></text:p>
      <text:p text:style-name="P5"><text:span text:style-name="T7"><text:s text:c="8"/>printf("Thread1 enter into critical section...\n");</text:span></text:p>
      <text:p text:style-name="P5"><text:span text:style-name="T7"><text:s text:c="8"/>int i;</text:span></text:p>
      <text:p text:style-name="P5"><text:span text:style-name="T7"><text:s text:c="8"/>for(i=1;i&lt;=5;i++)</text:span></text:p>
      <text:p text:style-name="P5"><text:span text:style-name="T7"><text:s text:c="8"/>{</text:span></text:p>
      <text:p text:style-name="P5"><text:span text:style-name="T7"><text:s text:c="16"/>printf("Thread1_c:%d\n",c*i);</text:span></text:p>
      <text:p text:style-name="P5"><text:span text:style-name="T7"><text:s text:c="16"/>//c++;</text:span></text:p>
      <text:p text:style-name="P5"><text:span text:style-name="T7"><text:s text:c="8"/>}</text:span></text:p>
      <text:p text:style-name="P5"><text:span text:style-name="T7"><text:s text:c="8"/>//sleep(5); </text:span></text:p>
      <text:p text:style-name="P5"><text:span text:style-name="T7"><text:s text:c="8"/>for(i=6;i&lt;=10;i++)</text:span></text:p>
      <text:p text:style-name="P5"><text:span text:style-name="T7"><text:s text:c="8"/>{</text:span></text:p>
      <text:p text:style-name="P5"><text:span text:style-name="T7"><text:s text:c="16"/>printf("Thread1_c:%d\n",c*i);</text:span></text:p>
      <text:p text:style-name="P5"><text:span text:style-name="T7"><text:s text:c="16"/>//c++;</text:span></text:p>
      <text:p text:style-name="P5"><text:span text:style-name="T7"><text:s text:c="8"/>}</text:span></text:p>
      <text:p text:style-name="P5"><text:span text:style-name="T7"><text:s text:c="4"/></text:span></text:p>
      <text:p text:style-name="P5"><text:span text:style-name="T7"><text:s text:c="8"/>sem_post(&amp;mutex1);</text:span></text:p>
      <text:p text:style-name="P5"><text:span text:style-name="T7"><text:s text:c="8"/>//sem_wait(&amp;mutex1); </text:span></text:p>
      <text:p text:style-name="P5"><text:span text:style-name="T7">} <text:s text:c="2"/></text:span></text:p>
      <text:p text:style-name="P5"><text:span text:style-name="T7">void * fun2(void * args)</text:span></text:p>
      <text:p text:style-name="P5"><text:span text:style-name="T7">{ <text:s text:c="2"/></text:span></text:p>
      <text:p text:style-name="P5"><text:soft-page-break/><text:span text:style-name="T7"><text:s text:c="8"/>printf("Thread2..\n");</text:span></text:p>
      <text:p text:style-name="P5"><text:span text:style-name="T7"><text:s text:c="8"/>sem_wait(&amp;mutex1);</text:span></text:p>
      <text:p text:style-name="P5"><text:span text:style-name="T7"><text:s text:c="8"/>//sem_post(&amp;mutex1);</text:span></text:p>
      <text:p text:style-name="P5"><text:span text:style-name="T7"><text:s/>printf("Thread2 enter into critical section...\n");</text:span></text:p>
      <text:p text:style-name="P5"><text:span text:style-name="T7"><text:s text:c="8"/>//sleep(5);</text:span></text:p>
      <text:p text:style-name="P5"><text:span text:style-name="T7"><text:s text:c="8"/>int i;</text:span></text:p>
      <text:p text:style-name="P5"><text:span text:style-name="T7"><text:s text:c="8"/>for(i=0;i&lt;10;i++)</text:span></text:p>
      <text:p text:style-name="P5"><text:span text:style-name="T7"><text:s text:c="8"/>{</text:span></text:p>
      <text:p text:style-name="P5"><text:span text:style-name="T7"><text:s text:c="16"/>printf("Thread2_c:%d\n",c);</text:span></text:p>
      <text:p text:style-name="P5"><text:span text:style-name="T7"><text:s text:c="16"/>c++;</text:span></text:p>
      <text:p text:style-name="P5"><text:span text:style-name="T7"><text:s text:c="8"/>}</text:span></text:p>
      <text:p text:style-name="P5"><text:span text:style-name="T7"><text:s text:c="8"/>//sleep(5);</text:span></text:p>
      <text:p text:style-name="P5"><text:span text:style-name="T7"><text:s text:c="8"/>sem_post(&amp;mutex1);</text:span></text:p>
      <text:p text:style-name="P5"><text:span text:style-name="T7">}</text:span></text:p>
      <text:p text:style-name="P4"/>
      <text:p text:style-name="P8"><text:span text:style-name="T4">Deadlocks: </text:span>A deadlock happens in operating system when two or more processes need some resource to complete their execution that is held by the other process.</text:p>
      <text:p text:style-name="P1"/>
      <text:p text:style-name="P1"><text:span text:style-name="T9">F</text:span>our (4) conditions that must hold simultaneously for there to be a deadlock.<text:line-break/><text:line-break/>1. Mutual Exclusion Condition </text:p>
      <text:p text:style-name="List_20_Contents">The resources involved are non-shareable. </text:p>
      <text:p text:style-name="List_20_Heading"><text:span text:style-name="T5">Explanation:</text:span> At least one resource (thread) must be held in a non-shareable mode, that is, only one process at a time claims exclusive control of the resource. If another process requests that resource, the requesting process must be delayed until the resource has been released.<text:line-break/><text:line-break/><text:span text:style-name="T5">2. Hold and Wait Condition</text:span> </text:p>
      <text:p text:style-name="List_20_Contents">Requesting process hold already, resources while waiting for requested resources. </text:p>
      <text:p text:style-name="List_20_Heading"><text:span text:style-name="T5">Explanation: </text:span>There must exist a process that is holding a resource already allocated to it while waiting for additional resource that are currently being held by other processes.<text:line-break/><text:line-break/><text:span text:style-name="T5">3. No-Preemptive Condition</text:span> </text:p>
      <text:p text:style-name="List_20_Contents">Resources already allocated to a process cannot be preempted. </text:p>
      <text:p text:style-name="List_20_Heading"><text:span text:style-name="T5">Explanation:</text:span> Resources cannot be removed from the processes are used to completion or released voluntarily by the process holding it. </text:p>
      <text:p text:style-name="List_20_Heading"/>
      <text:p text:style-name="List_20_Heading"><text:span text:style-name="T5">4. Circular Wait Condition</text:span> </text:p>
      <text:p text:style-name="List_20_Contents">The processes in the system form a circular list or chain where each process in the list is waiting for a resource held by the next process in the list.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5:14:21.831546229</meta:creation-date>
    <dc:date>2020-01-28T16:10:16.085747355</dc:date>
    <meta:editing-duration>PT39M13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3" meta:paragraph-count="117" meta:word-count="686" meta:character-count="5164" meta:non-whitespace-character-count="4031"/>
  </office:meta>
</office:document-meta>
</file>